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Tahoma4" svg:font-family="Tahoma"/>
    <style:font-face style:font-family-generic="modern" style:name="Courier New" svg:font-family="'Courier New'"/>
    <style:font-face style:font-family-generic="swiss" style:name="Arial1" svg:font-family="Arial"/>
    <style:font-face style:font-family-generic="swiss" style:name="DejaVu Sans" svg:font-family="'DejaVu Sans'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3" svg:font-family="Tahoma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adornments="Normal"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  <style:font-face style:font-family-generic="system" style:font-pitch="variable" style:name="Tahoma2" svg:font-family="Tahoma"/>
  </office:font-face-decls>
  <office:automatic-styles>
    <style:style style:family="table" style:name="Tableau2">
      <style:table-properties fo:break-before="column" style:may-break-between-rows="false" style:rel-width="100%" style:width="16.591cm" style:writing-mode="lr-tb" table:align="right"/>
    </style:style>
    <style:style style:family="table-column" style:name="Tableau2.A">
      <style:table-column-properties style:column-width="8.29cm" style:rel-column-width="4805*"/>
    </style:style>
    <style:style style:family="table-column" style:name="Tableau2.B">
      <style:table-column-properties style:column-width="8.301cm" style:rel-column-width="4812*"/>
    </style:style>
    <style:style style:family="table-cell" style:name="Tableau2.A1">
      <style:table-cell-properties fo:border="none" fo:padding="0.097cm"/>
    </style:style>
    <style:style style:family="table" style:name="Tableau3">
      <style:table-properties style:may-break-between-rows="false" style:rel-width="100%" style:width="16.591cm" style:writing-mode="lr-tb" table:align="right"/>
    </style:style>
    <style:style style:family="table-column" style:name="Tableau3.A">
      <style:table-column-properties style:column-width="8.29cm" style:rel-column-width="4805*"/>
    </style:style>
    <style:style style:family="table-column" style:name="Tableau3.B">
      <style:table-column-properties style:column-width="8.301cm" style:rel-column-width="4812*"/>
    </style:style>
    <style:style style:family="table-cell" style:name="Tableau3.A1">
      <style:table-cell-properties fo:border="none" fo:padding="0.097cm"/>
    </style:style>
    <style:style style:family="paragraph" style:name="P1" style:parent-style-name="Footer">
      <style:paragraph-properties fo:margin-left="0cm" fo:margin-right="0.635cm" fo:text-indent="0cm" style:auto-text-indent="false"/>
    </style:style>
    <style:style style:family="paragraph" style:name="P2" style:parent-style-name="Standard">
      <style:paragraph-properties fo:text-align="center" style:justify-single-word="false"/>
    </style:style>
    <style:style style:family="paragraph" style:name="P3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center" style:justify-single-word="false"/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bold" officeooo:paragraph-rsid="0021bd13" style:font-weight-asian="bold" style:font-weight-complex="bold" style:text-underline-color="font-color" style:text-underline-style="solid" style:text-underline-width="auto"/>
    </style:style>
    <style:style style:family="paragraph" style:name="P6" style:parent-style-name="Standard">
      <style:text-properties fo:font-weight="bold" officeooo:paragraph-rsid="00258ab2" style:font-weight-asian="bold" style:font-weight-complex="bold" style:text-underline-color="font-color" style:text-underline-style="solid" style:text-underline-width="auto"/>
    </style:style>
    <style:style style:family="paragraph" style:name="P7" style:parent-style-name="Standard">
      <style:paragraph-properties fo:text-align="center" style:justify-single-word="false"/>
      <style:text-properties fo:font-weight="normal" style:font-weight-asian="normal" style:font-weight-complex="normal" style:text-underline-style="none"/>
    </style:style>
    <style:style style:family="paragraph" style:name="P8" style:parent-style-name="Standard">
      <style:paragraph-properties fo:text-align="start" style:justify-single-word="false"/>
      <style:text-properties fo:font-weight="normal" style:font-weight-asian="normal" style:font-weight-complex="normal" style:text-underline-style="none"/>
    </style:style>
    <style:style style:family="paragraph" style:name="P9" style:parent-style-name="Standard">
      <style:text-properties fo:font-size="10pt" style:font-name="Tahoma1" style:font-name-complex="Tahoma1" style:font-size-asian="10pt" style:font-size-complex="10pt"/>
    </style:style>
    <style:style style:family="paragraph" style:name="P10" style:parent-style-name="Standard">
      <style:text-properties officeooo:paragraph-rsid="0021bd13"/>
    </style:style>
    <style:style style:family="paragraph" style:name="P11" style:parent-style-name="Standard">
      <style:text-properties officeooo:paragraph-rsid="00258ab2"/>
    </style:style>
    <style:style style:family="paragraph" style:name="P12" style:parent-style-name="Standard">
      <style:text-properties officeooo:paragraph-rsid="002aec3a"/>
    </style:style>
    <style:style style:family="paragraph" style:name="P13" style:parent-style-name="Standard">
      <style:text-properties officeooo:paragraph-rsid="00305532" officeooo:rsid="00305532"/>
    </style:style>
    <style:style style:family="paragraph" style:name="P14" style:parent-style-name="Standard2">
      <style:paragraph-properties fo:text-align="end" style:justify-single-word="false"/>
      <style:text-properties fo:font-size="2pt" fo:font-weight="bold" officeooo:paragraph-rsid="002aec3a" style:font-name="Liberation Sans" style:font-size-asian="2pt" style:font-size-complex="2pt" style:font-weight-asian="bold" style:font-weight-complex="bold"/>
    </style:style>
    <style:style style:family="paragraph" style:name="P15" style:parent-style-name="Standard2">
      <style:text-properties fo:font-size="2pt" fo:font-weight="bold" officeooo:paragraph-rsid="002aec3a" style:font-name="Liberation Sans" style:font-size-asian="2pt" style:font-size-complex="2pt" style:font-weight-asian="bold" style:font-weight-complex="bold"/>
    </style:style>
    <style:style style:family="paragraph" style:name="P16" style:parent-style-name="Standard2">
      <style:paragraph-properties fo:text-align="end" style:justify-single-word="false"/>
      <style:text-properties fo:font-weight="bold" officeooo:paragraph-rsid="002aec3a" style:font-name="Liberation Sans" style:font-weight-asian="bold" style:font-weight-complex="bold"/>
    </style:style>
    <style:style style:family="paragraph" style:name="P17" style:parent-style-name="Standard2">
      <style:text-properties fo:font-weight="bold" officeooo:paragraph-rsid="002aec3a" style:font-name="Liberation Sans" style:font-weight-asian="bold" style:font-weight-complex="bold"/>
    </style:style>
    <style:style style:family="paragraph" style:name="P18" style:parent-style-name="Standard2">
      <style:text-properties fo:font-weight="bold" officeooo:paragraph-rsid="002aec3a" officeooo:rsid="003300e3" style:font-name="Liberation Sans" style:font-weight-asian="bold" style:font-weight-complex="bold"/>
    </style:style>
    <style:style style:family="paragraph" style:name="P19" style:parent-style-name="Standard2">
      <style:paragraph-properties fo:text-align="end" style:justify-single-word="false"/>
      <style:text-properties fo:font-weight="bold" officeooo:paragraph-rsid="002aec3a" officeooo:rsid="003300e3" style:font-name="Liberation Sans" style:font-weight-asian="bold" style:font-weight-complex="bold"/>
    </style:style>
    <style:style style:family="paragraph" style:name="P20" style:parent-style-name="Standard2">
      <style:paragraph-properties fo:text-align="end" style:justify-single-word="false"/>
      <style:text-properties fo:font-weight="bold" officeooo:paragraph-rsid="002d8e27" officeooo:rsid="003300e3" style:font-name="Liberation Sans" style:font-weight-asian="bold" style:font-weight-complex="bold"/>
    </style:style>
    <style:style style:family="paragraph" style:name="P21" style:parent-style-name="Standard2">
      <style:text-properties fo:font-weight="bold" officeooo:paragraph-rsid="002d8e27" officeooo:rsid="003300e3" style:font-name="Liberation Sans" style:font-weight-asian="bold" style:font-weight-complex="bold"/>
    </style:style>
    <style:style style:family="paragraph" style:master-page-name="" style:name="P22" style:parent-style-name="Standard">
      <loext:graphic-properties draw:fill="none"/>
      <style:paragraph-properties fo:background-color="transparent" fo:margin-left="0.7cm" fo:margin-right="0cm" fo:orphans="2" fo:text-indent="-0.7cm" fo:widows="2" style:auto-text-indent="false" style:page-number="auto" style:writing-mode="lr-tb"/>
      <style:text-properties officeooo:paragraph-rsid="001f8dde"/>
    </style:style>
    <style:style style:family="paragraph" style:master-page-name="" style:name="P23" style:parent-style-name="Standard">
      <loext:graphic-properties draw:fill="none"/>
      <style:paragraph-properties fo:background-color="transparent" fo:margin-left="0.7cm" fo:margin-right="0cm" fo:orphans="2" fo:text-indent="-0.7cm" fo:widows="2" style:auto-text-indent="false" style:page-number="auto" style:writing-mode="lr-tb"/>
      <style:text-properties officeooo:paragraph-rsid="00210b6f"/>
    </style:style>
    <style:style style:family="paragraph" style:name="P24" style:parent-style-name="Standard">
      <style:paragraph-properties fo:border="0.06pt solid #000000" fo:padding-bottom="0.101cm" fo:padding-left="0.049cm" fo:padding-right="0.049cm" fo:padding-top="0.101cm" style:shadow="none"/>
      <style:text-properties fo:font-weight="bold" officeooo:paragraph-rsid="0027b2da" style:font-weight-asian="bold" style:font-weight-complex="bold" style:text-underline-style="none"/>
    </style:style>
    <style:style style:family="paragraph" style:name="P25" style:parent-style-name="Standard">
      <style:paragraph-properties fo:border="0.06pt solid #000000" fo:padding-bottom="0.101cm" fo:padding-left="0.049cm" fo:padding-right="0.049cm" fo:padding-top="0.101cm" style:shadow="none"/>
      <style:text-properties fo:font-weight="bold" officeooo:paragraph-rsid="0027b2da" style:font-weight-asian="bold" style:font-weight-complex="bold"/>
    </style:style>
    <style:style style:family="paragraph" style:master-page-name="Standard" style:name="P26" style:parent-style-name="Standard">
      <style:paragraph-properties fo:text-align="center" style:justify-single-word="false" style:page-number="1"/>
      <style:text-properties fo:font-size="14pt" fo:font-weight="bold" style:font-name="Tahoma1" style:font-name-complex="Tahoma1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29">
      <style:paragraph-properties fo:line-height="100%" fo:margin-bottom="0cm" fo:margin-top="0cm" fo:text-align="start" style:line-break="strict" style:text-autospace="ideograph-alpha" style:writing-mode="lr-tb"/>
      <style:text-properties fo:hyphenate="false"/>
    </style:style>
    <style:style style:family="text" style:name="T1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2">
      <style:text-properties officeooo:rsid="006f986f"/>
    </style:style>
    <style:style style:family="text" style:name="T3">
      <style:text-properties officeooo:rsid="0031166d"/>
    </style:style>
    <style:style style:family="text" style:name="T4">
      <style:text-properties officeooo:rsid="003300e3"/>
    </style:style>
    <style:style style:family="text" style:name="T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Lucida Sans Unicode" style:font-name-complex="Tahoma3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0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Arial1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DejaVu Sans2" style:font-name-complex="Tahoma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éance du <text:text-input text:description="">self.Title()</text:text-input></text:p>
      <text:p text:style-name="P9"/>
      <text:p text:style-name="P3">ORDRE DU JOUR</text:p>
      <text:p text:style-name="Standard"/>
      <text:p text:style-name="P3">Séance publique :</text:p>
      <text:section text:name="Section6" text:style-name="Sect1">
        <text:p text:style-name="P22"><office:annotation><dc:date>2007-09-24T00:00:00</dc:date><text:p>do section- for item in self.adapted().getPrintableItems(itemUids, privacy='public', oralQuestion=False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Standard"/>
      <text:p text:style-name="P3">Séance à huis clos :</text:p>
      <text:section text:name="Section7" text:style-name="Sect1">
        <text:p text:style-name="P23"><office:annotation><dc:date>2007-09-24T00:00:00</dc:date><text:p>do section- for item in self.adapted().getPrintableItems(itemUids, privacy='secret', oralQuestion=False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Standard"/>
      <text:p text:style-name="P3"><text:span text:style-name="T3">Composition de l’assemblée </text:span>:</text:p>
      <text:p text:style-name="Standard"><office:annotation><dc:creator>Gauthier Bastien</dc:creator><dc:date>2011-04-18T10:10:11</dc:date><text:p text:style-name="P27"><text:span text:style-name="T11">do text if self.get_assembly()</text:span></text:p><text:p text:style-name="P27"><text:span text:style-name="T11">from xhtml(view.print_assembly())</text:span></text:p></office:annotation>Assemblée</text:p>
      <text:p text:style-name="P13"><office:annotation><dc:creator>Auteur inconnu</dc:creator><dc:date>2019-02-13T21:27:13</dc:date><text:p text:style-name="P28"><text:span text:style-name="T10">do text if self.get_attendees()</text:span></text:p><text:p text:style-name="P29"><text:span text:style-name="T10">from xhtml(view.print_attendees_by_type(render_as_html=True))</text:span></text:p></office:annotation>Présents</text:p>
      <text:p text:style-name="Standard"/>
      <text:p text:style-name="Standard"><office:annotation><dc:creator>Gauthier Bastien</dc:creator><dc:date>2011-04-18T10:10:47</dc:date><text:p text:style-name="P27"><text:span text:style-name="T8">do text if view.is_not_empty('observations')</text:span></text:p><text:p text:style-name="P27"><text:span text:style-name="T8">from xhtml(view.printXhtml(self, view.get_value('observations')))</text:span></text:p></office:annotation>Observations sur la séance<text:line-break/></text:p>
      <text:section text:name="Section1" text:style-name="Sect1">
        <text:p text:style-name="Standard"><text:span text:style-name="T1"><office:annotation><dc:creator>Gauthier Bastien</dc:creator><dc:date>2011-04-18T11:35:15</dc:date><text:p text:style-name="P27"><text:span text:style-name="T6">do section if len(</text:span><text:span text:style-name="T9">self.adapted().getPrintableItems(itemUids, list_types=['late'], oralQuestion=True)) &gt; 0</text:span></text:p></office:annotation></text:span><text:span text:style-name="T1">Questions orales:</text:span></text:p>
        <text:section text:name="Section8" text:style-name="Sect1">
          <text:p text:style-name="P5"><office:annotation><dc:creator>Gauthier Bastien</dc:creator><dc:date>2011-04-18T10:11:54</dc:date><text:p text:style-name="P27"><text:span text:style-name="T8">do section- for item in self.adapted().getPrintableItems(itemUids, list_types=['late'], oralQuestion=True)</text:span></text:p></office:annotation>De <text:text-input text:description="">item.displayValue(item.listCategories(), item.getCategory())</text:text-input></text:p>
          <text:p text:style-name="P5"><text:text-input text:description="">item.Title()</text:text-input></text:p>
          <text:p text:style-name="P10"><office:annotation><dc:creator>Gauthier Bastien</dc:creator><dc:date>2011-04-18T11:37:54</dc:date><text:p text:style-name="P27"><text:span text:style-name="T8">do text</text:span></text:p><text:p text:style-name="P27"><text:span text:style-name="T8">from xhtml(view.printXhtml(item, item.Description()))</text:span></text:p></office:annotation>Description de la question orale</text:p>
        </text:section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name="Section2" text:style-name="Sect1">
        <text:p text:style-name="Standard"><office:annotation><dc:creator>Gauthier Bastien</dc:creator><dc:date>2011-04-18T11:40:28</dc:date><text:p text:style-name="P27"><text:span text:style-name="T6">do section- for item in self.adapted().getPrintableItems(itemUids, privacy='public', oralQuestion=False)</text:span></text:p></office:annotation></text:p>
        <text:p text:style-name="P24">OBJET N°<text:text-input text:description="">item.getItemNumber(relativeTo='meeting', for_display=True)</text:text-input> : <text:text-input text:description="">item.Title()</text:text-input></text:p>
        <text:p text:style-name="Standard"><office:annotation><dc:creator>Gauthier Bastien</dc:creator><dc:date>2011-04-18T11:45:56</dc:date><text:p text:style-name="P27"><text:span text:style-name="T6">do text</text:span></text:p><text:p text:style-name="P27"><text:span text:style-name="T6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name="Section5" text:style-name="Sect1">
          <text:p text:style-name="P3"><office:annotation><dc:creator>Gauthier Bastien</dc:creator><dc:date>2011-04-18T12:05:04</dc:date><text:p text:style-name="P27"><text:span text:style-name="T6">do section- if item.getObservations()</text:span></text:p></office:annotation>Interventions :</text:p>
          <text:p text:style-name="Standard"><office:annotation><dc:creator>Gauthier Bastien</dc:creator><dc:date>2011-04-18T11:47:30</dc:date><text:p text:style-name="P27"><text:span text:style-name="T6">do text</text:span></text:p><text:p text:style-name="P27"><text:span text:style-name="T6">from xhtml(view.printXhtml(item, item.getObservations()))</text:span></text:p></office:annotation>Interventions/Observations</text:p>
        </text:section>
        <text:p text:style-name="Standard"/>
      </text:section>
      <text:section text:name="Section3" text:style-name="Sect1">
        <text:p text:style-name="P8">Le Président de la séance procède à l'examen des questions orales :</text:p>
        <text:p text:style-name="P7"/>
        <text:p text:style-name="P2"><text:span text:style-name="T1"><office:annotation><dc:creator>Gauthier Bastien</dc:creator><dc:date>2011-04-18T11:35:15</dc:date><text:p text:style-name="P27"><text:span text:style-name="T6">do section- if len(</text:span><text:span text:style-name="T9">self.adapted().getPrintableItems(itemUids, list_types=['late'], oralQuestion=True)) &gt; 0</text:span></text:p></office:annotation></text:span><text:span text:style-name="T1">QUESTIONS ORALES<text:line-break/></text:span></text:p>
        <text:section text:name="Section9" text:style-name="Sect1">
          <text:p text:style-name="P6"><office:annotation><dc:creator>Gauthier Bastien</dc:creator><dc:date>2011-04-18T10:11:54</dc:date><text:p text:style-name="P27"><text:span text:style-name="T8">do section- for item in self.adapted().getPrintableItems(itemUids, list_types=['late'], oralQuestion=True)</text:span></text:p></office:annotation>De <text:text-input text:description="">item.displayValue(item.listCategories(), item.getCategory())</text:text-input></text:p>
          <text:p text:style-name="P6"><text:text-input text:description="">item.Title()</text:text-input></text:p>
          <text:p text:style-name="P11"><office:annotation><dc:creator>Gauthier Bastien</dc:creator><dc:date>2011-04-18T11:37:54</dc:date><text:p text:style-name="P27"><text:span text:style-name="T8">do text</text:span></text:p><text:p text:style-name="P27"><text:span text:style-name="T8">from xhtml(view.printXhtml(item, item.Description()))</text:span></text:p></office:annotation>Description de la question orale</text:p>
          <text:p text:style-name="P11"><office:annotation><dc:creator>Gauthier Bastien</dc:creator><dc:date>2011-04-18T11:51:02</dc:date><text:p text:style-name="P27"><text:span text:style-name="T7">do text</text:span></text:p><text:p text:style-name="P27"><text:span text:style-name="T7">from xhtml(view.printXhtml(item, (item.getMotivation(), '&lt;p&gt;&lt;strong&gt;DECIDE:&lt;/strong&gt;&lt;/p&gt;', item.getDecision())))</text:span></text:p></office:annotation>Réponse de la question orale</text:p>
          <text:p text:style-name="P6"><office:annotation><dc:creator>Gauthier Bastien</dc:creator><dc:date>2011-04-18T12:05:04</dc:date><text:p text:style-name="P27"><text:span text:style-name="T6">do text if item.getObservations()</text:span></text:p></office:annotation>Interventions :</text:p>
          <text:p text:style-name="P11"><office:annotation><dc:creator>Gauthier Bastien</dc:creator><dc:date>2011-04-18T11:51:39</dc:date><text:p text:style-name="P27"><text:span text:style-name="T8">do text</text:span></text:p><text:p text:style-name="P27"><text:span text:style-name="T8">from xhtml(view.printXhtml(item, item.getObservations()))</text:span></text:p></office:annotation>Interventions sur la question orale</text:p>
        </text:section>
        <text:p text:style-name="Standard"/>
      </text:section>
      <text:p text:style-name="Standard"/>
      <text:p text:style-name="P4">SEANCES A HUIS CLOS</text:p>
      <text:section text:name="Section4" text:style-name="Sect1">
        <text:p text:style-name="Standard"><office:annotation><dc:creator>Gauthier Bastien</dc:creator><dc:date>2011-04-18T11:40:28</dc:date><text:p text:style-name="P27"><text:span text:style-name="T6">do section- for item in self.adapted().getPrintableItems(itemUids, privacy='secret', oralQuestion=False)</text:span></text:p></office:annotation></text:p>
        <text:p text:style-name="P25">OBJET N°<text:text-input text:description="">item.getItemNumber(relativeTo='meeting', for_display=True)</text:text-input> : <text:text-input text:description="">item.Title()</text:text-input></text:p>
        <text:p text:style-name="Standard"><office:annotation><dc:creator>Gauthier Bastien</dc:creator><dc:date>2011-04-18T11:45:56</dc:date><text:p text:style-name="P27"><text:span text:style-name="T7">do text</text:span></text:p><text:p text:style-name="P27"><text:span text:style-name="T7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name="Section10" text:style-name="Sect1">
          <text:p text:style-name="P3"><office:annotation><dc:creator>Gauthier Bastien</dc:creator><dc:date>2011-04-18T12:05:04</dc:date><text:p text:style-name="P27"><text:span text:style-name="T6">do section- if item.getObservations()</text:span></text:p></office:annotation>Interventions :</text:p>
          <text:p text:style-name="Standard"><office:annotation><dc:creator>Gauthier Bastien</dc:creator><dc:date>2011-04-18T11:47:30</dc:date><text:p text:style-name="P27"><text:span text:style-name="T6">do text</text:span></text:p><text:p text:style-name="P27"><text:span text:style-name="T6">from xhtml(printXhtml(item, item.getObservations()))</text:span></text:p></office:annotation>Interventions/Observations</text:p>
        </text:section>
      </text:section>
      <text:p text:style-name="Standard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15"><office:annotation><dc:creator>Auteur inconnu</dc:creator><dc:date>2017-02-15T15:46:12</dc:date><text:p text:style-name="P27"><text:span text:style-name="T5">do table if self.get_signatures()</text:span></text:p></office:annotation></text:p>
          </table:table-cell>
          <table:table-cell office:value-type="string" table:style-name="Tableau2.A1">
            <text:p text:style-name="P14"/>
          </table:table-cell>
        </table:table-row>
        <table:table-row>
          <table:table-cell office:value-type="string" table:style-name="Tableau2.A1">
            <text:p text:style-name="P18"><text:text-input text:description="">self.get_signatures().split('\n')[0]</text:text-input></text:p>
          </table:table-cell>
          <table:table-cell office:value-type="string" table:style-name="Tableau2.A1">
            <text:p text:style-name="P19"><text:text-input text:description="">self.get_signatures().split('\n')[2]</text:text-input></text:p>
          </table:table-cell>
        </table:table-row>
        <table:table-row>
          <table:table-cell office:value-type="string" table:style-name="Tableau2.A1">
            <text:p text:style-name="P17">(s) <text:span text:style-name="T4"><text:text-input text:description="">self.get_signatures().split('\n')[1]</text:text-input></text:span></text:p>
          </table:table-cell>
          <table:table-cell office:value-type="string" table:style-name="Tableau2.A1">
            <text:p text:style-name="P16">(s) <text:span text:style-name="T4"><text:text-input text:description="">self.get_signatures().split('\n')[3]</text:text-input></text:span></text:p>
          </table:table-cell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office:value-type="string" table:number-columns-spanned="2" table:style-name="Tableau3.A1">
            <text:p text:style-name="P15"><office:annotation><dc:creator>Auteur inconnu</dc:creator><dc:date>2017-02-15T15:46:12</dc:date><text:p text:style-name="P27"><text:span text:style-name="T5">do table if not self.get_signatures()</text:span></text:p></office:annotation></text:p>
          </table:table-cell>
          <table:covered-table-cell/>
        </table:table-row>
        <table:table-row>
          <table:table-cell office:value-type="string" table:style-name="Tableau3.A1">
            <text:p text:style-name="P21"><text:text-input text:description="">self.get_signatories(the_objects=True, by_signature_number=True)['1'].get_prefix_for_gender_and_number(include_value=True)</text:text-input></text:p>
          </table:table-cell>
          <table:table-cell office:value-type="string" table:style-name="Tableau3.A1">
            <text:p text:style-name="P20"><text:text-input text:description="">self.get_signatories(the_objects=True, by_signature_number=True)['2'].get_prefix_for_gender_and_number(include_value=True)</text:text-input></text:p>
          </table:table-cell>
        </table:table-row>
        <table:table-row>
          <table:table-cell office:value-type="string" table:style-name="Tableau3.A1">
            <text:p text:style-name="P17"><text:span text:style-name="T2">(s) </text:span><text:span text:style-name="T2"><text:text-input text:description="">self.get_signatories(the_objects=True, by_signature_number=True)['1'].get_person_title(include_person_title=False)</text:text-input></text:span></text:p>
          </table:table-cell>
          <table:table-cell office:value-type="string" table:style-name="Tableau3.A1">
            <text:p text:style-name="P16"><text:span text:style-name="T2">(s) </text:span><text:span text:style-name="T2"><text:text-input text:description="">self.get_signatories(the_objects=True, by_signature_number=True)['2'].get_person_title(include_person_title=False)</text:text-input>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Arial1" svg:font-family="Arial" style:font-family-generic="swiss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style-name="Normal" style:font-family-generic="swiss" style:font-pitch="variable" fo:font-size="10pt" fo:language="fr" fo:country="B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loext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loext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loext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loext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21-04-30T09:31:24.522684793</dc:date>
    <meta:print-date>2011-04-06T15:03:00</meta:print-date>
    <meta:editing-cycles>115</meta:editing-cycles>
    <meta:editing-duration>PT17H22M37S</meta:editing-duration>
    <meta:generator>LibreOffice/5.1.6.2$Linux_X86_64 LibreOffice_project/10m0$Build-2</meta:generator>
    <meta:document-statistic meta:table-count="2" meta:image-count="0" meta:object-count="0" meta:page-count="2" meta:paragraph-count="45" meta:word-count="174" meta:character-count="1749" meta:non-whitespace-character-count="1659"/>
    <meta:user-defined meta:name="_AuthorEmail"/>
    <meta:user-defined meta:name="_AuthorEmailDisplayName"/>
    <meta:user-defined meta:name="_EmailSubject"/>
  </office:meta>
</office:document-meta>
</file>